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Binding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utBinding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utBinding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Binding.Ou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utBinding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utBinding.onMessageExchange(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